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RIDRule.setOrg( String o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IDRule.getBra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IDRule.setBranch( String bra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IDRule.ge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IDRule.MRID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RIDRule.getRe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IDRule.MRIDRule( String org , String mod , String r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RIDRule.setRev( String r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IDRule.setModule(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IDRule.getO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IDRul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